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352cm"/>
    </style:style>
    <style:style style:name="co3" style:family="table-column">
      <style:table-column-properties fo:break-before="auto" style:column-width="6.6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table:shapes>
          <draw:frame draw:z-index="0" draw:style-name="gr1" draw:text-style-name="P1" svg:width="26.48cm" svg:height="12.615cm" svg:x="2.365cm" svg:y="0.113cm">
            <draw:object draw:notify-on-update-of-ranges="Лист1.E10:Лист1.E10 Лист1.E11:Лист1.E13 Лист1.F10:Лист1.F10 Лист1.F11:Лист1.F13 Лист1.G10:Лист1.G10 Лист1.G11:Лист1.G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6.319cm" svg:height="11.233cm" svg:x="2.473cm" svg:y="5.503cm">
            <draw:object draw:notify-on-update-of-ranges="Лист1.B36:Лист1.B36 Лист1.B37:Лист1.B40 Лист1.C36:Лист1.C36 Лист1.C37:Лист1.C40 Лист1.D36:Лист1.D36 Лист1.D37:Лист1.D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xoC-19</text:p>
          </table:table-cell>
          <table:table-cell office:value-type="string" calcext:value-type="string">
            <text:p>ExoC-2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Покрытие "золотого стандарта", %</text:p>
          </table:table-cell>
          <table:table-cell office:value-type="float" office:value="82.75" calcext:value-type="float">
            <text:p>82,75</text:p>
          </table:table-cell>
          <table:table-cell office:value-type="float" office:value="96.52" calcext:value-type="float">
            <text:p>96,5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​Покрытие "серебряного стандарта", %</text:p>
          </table:table-cell>
          <table:table-cell office:value-type="float" office:value="56.48" calcext:value-type="float">
            <text:p>56,48</text:p>
          </table:table-cell>
          <table:table-cell office:value-type="float" office:value="90.06" calcext:value-type="float">
            <text:p>90,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​Ложноположительные результаты, %</text:p>
          </table:table-cell>
          <table:table-cell office:value-type="float" office:value="35.61" calcext:value-type="float">
            <text:p>35,61</text:p>
          </table:table-cell>
          <table:table-cell office:value-type="float" office:value="9.44" calcext:value-type="float">
            <text:p>9,44</text:p>
          </table:table-cell>
        </table:table-row>
        <table:table-row table:style-name="ro1" table:number-rows-repeated="2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oC-19</text:p>
          </table:table-cell>
          <table:table-cell office:value-type="string" calcext:value-type="string">
            <text:p>ExoC-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Общее количество вариантов, %</text:p>
          </table:table-cell>
          <table:table-cell office:value-type="float" office:value="-55.99" calcext:value-type="float">
            <text:p>-55,99</text:p>
          </table:table-cell>
          <table:table-cell office:value-type="float" office:value="-31.26" calcext:value-type="float">
            <text:p>-31,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Вариантов «золотого стандарта», %</text:p>
          </table:table-cell>
          <table:table-cell office:value-type="float" office:value="-15.41" calcext:value-type="float">
            <text:p>-15,41</text:p>
          </table:table-cell>
          <table:table-cell office:value-type="float" office:value="-7.48" calcext:value-type="float">
            <text:p>-7,4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Вариантов «серебряного стандарта», %</text:p>
          </table:table-cell>
          <table:table-cell office:value-type="float" office:value="-36.52" calcext:value-type="float">
            <text:p>-36,52</text:p>
          </table:table-cell>
          <table:table-cell office:value-type="float" office:value="-16.37" calcext:value-type="float">
            <text:p>-16,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Ложноположительных вариантов, %</text:p>
          </table:table-cell>
          <table:table-cell office:value-type="float" office:value="-82.95" calcext:value-type="float">
            <text:p>-82,95</text:p>
          </table:table-cell>
          <table:table-cell office:value-type="float" office:value="-82.86" calcext:value-type="float">
            <text:p>-82,8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5T10:49:25.561017008</meta:creation-date>
    <dc:date>2021-02-25T11:05:03.380536828</dc:date>
    <meta:editing-duration>PT4M5S</meta:editing-duration>
    <meta:editing-cycles>2</meta:editing-cycles>
    <meta:generator>LibreOffice/6.4.6.2$Linux_X86_64 LibreOffice_project/40$Build-2</meta:generator>
    <meta:document-statistic meta:table-count="1" meta:cell-count="2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481cm" svg:height="12.616cm" xlink:href=".." xlink:type="simple" chart:class="chart:bar" chart:style-name="ch1">
        <chart:legend chart:legend-position="bottom" svg:x="11.358cm" svg:y="12.009cm" style:legend-expansion="wide" chart:style-name="ch2"/>
        <chart:plot-area chart:style-name="ch3" table:cell-range-address="Лист1.E10:Лист1.G13" chart:data-source-has-labels="both" svg:x="0.529cm" svg:y="0.252cm" svg:width="25.423cm" svg:height="11.321cm">
          <chartooo:coordinate-region svg:x="7.01cm" svg:y="0.909cm" svg:width="18.66cm" svg:height="10.664cm"/>
          <chart:axis chart:dimension="x" chart:name="primary-x" chart:style-name="ch4" chartooo:axis-type="auto">
            <chartooo:date-scale/>
            <chart:categories table:cell-range-address="Лист1.E11:Лист1.E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F11:Лист1.F13" chart:label-cell-address="Лист1.F10:Лист1.F10" chart:class="chart:bar">
            <chart:data-point chart:repeated="3"/>
          </chart:series>
          <chart:series chart:style-name="ch8" chart:values-cell-range-address="Лист1.G11:Лист1.G13" chart:label-cell-address="Лист1.G10:Лист1.G10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oC-19</text:p>
                <draw:g>
                  <svg:desc>Лист1.F10:Лист1.F10</svg:desc>
                </draw:g>
              </table:table-cell>
              <table:table-cell office:value-type="string">
                <text:p>ExoC-20</text:p>
                <draw:g>
                  <svg:desc>Лист1.G10:Лист1.G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Покрытие "золотого стандарта", %</text:p>
                <draw:g>
                  <svg:desc>Лист1.E11:Лист1.E13</svg:desc>
                </draw:g>
              </table:table-cell>
              <table:table-cell office:value-type="float" office:value="82.75">
                <text:p>82.75</text:p>
                <draw:g>
                  <svg:desc>Лист1.F11:Лист1.F13</svg:desc>
                </draw:g>
              </table:table-cell>
              <table:table-cell office:value-type="float" office:value="96.52">
                <text:p>96.52</text:p>
                <draw:g>
                  <svg:desc>Лист1.G11:Лист1.G13</svg:desc>
                </draw:g>
              </table:table-cell>
            </table:table-row>
            <table:table-row>
              <table:table-cell office:value-type="string">
                <text:p>​Покрытие "серебряного стандарта", %</text:p>
              </table:table-cell>
              <table:table-cell office:value-type="float" office:value="56.48">
                <text:p>56.48</text:p>
              </table:table-cell>
              <table:table-cell office:value-type="float" office:value="90.06">
                <text:p>90.06</text:p>
              </table:table-cell>
            </table:table-row>
            <table:table-row>
              <table:table-cell office:value-type="string">
                <text:p>​Ложноположительные результаты, %</text:p>
              </table:table-cell>
              <table:table-cell office:value-type="float" office:value="35.61">
                <text:p>35.61</text:p>
              </table:table-cell>
              <table:table-cell office:value-type="float" office:value="9.44">
                <text:p>9.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32cm" svg:height="11.234cm" xlink:href=".." xlink:type="simple" chart:class="chart:bar" chart:style-name="ch1">
        <chart:legend chart:legend-position="bottom" svg:x="11.278cm" svg:y="10.627cm" style:legend-expansion="wide" chart:style-name="ch2"/>
        <chart:plot-area chart:style-name="ch3" table:cell-range-address="Лист1.B36:Лист1.D40" chart:data-source-has-labels="both" svg:x="0.526cm" svg:y="0.224cm" svg:width="25.268cm" svg:height="9.995cm">
          <chartooo:coordinate-region svg:x="7.124cm" svg:y="0.88cm" svg:width="18.428cm" svg:height="9.339cm"/>
          <chart:axis chart:dimension="x" chart:name="primary-x" chart:style-name="ch4" chartooo:axis-type="auto">
            <chartooo:date-scale/>
            <chart:categories table:cell-range-address="Лист1.B37:Лист1.B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C37:Лист1.C40" chart:label-cell-address="Лист1.C36:Лист1.C36" chart:class="chart:bar">
            <chart:data-point chart:repeated="4"/>
          </chart:series>
          <chart:series chart:style-name="ch8" chart:values-cell-range-address="Лист1.D37:Лист1.D40" chart:label-cell-address="Лист1.D36:Лист1.D36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oC-19</text:p>
                <draw:g>
                  <svg:desc>Лист1.C36:Лист1.C36</svg:desc>
                </draw:g>
              </table:table-cell>
              <table:table-cell office:value-type="string">
                <text:p>ExoC-20</text:p>
                <draw:g>
                  <svg:desc>Лист1.D36:Лист1.D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Общее количество вариантов, %</text:p>
                <draw:g>
                  <svg:desc>Лист1.B37:Лист1.B40</svg:desc>
                </draw:g>
              </table:table-cell>
              <table:table-cell office:value-type="float" office:value="-55.99">
                <text:p>-55.99</text:p>
                <draw:g>
                  <svg:desc>Лист1.C37:Лист1.C40</svg:desc>
                </draw:g>
              </table:table-cell>
              <table:table-cell office:value-type="float" office:value="-31.26">
                <text:p>-31.26</text:p>
                <draw:g>
                  <svg:desc>Лист1.D37:Лист1.D40</svg:desc>
                </draw:g>
              </table:table-cell>
            </table:table-row>
            <table:table-row>
              <table:table-cell office:value-type="string">
                <text:p>Вариантов «золотого стандарта», %</text:p>
              </table:table-cell>
              <table:table-cell office:value-type="float" office:value="-15.41">
                <text:p>-15.41</text:p>
              </table:table-cell>
              <table:table-cell office:value-type="float" office:value="-7.48">
                <text:p>-7.48</text:p>
              </table:table-cell>
            </table:table-row>
            <table:table-row>
              <table:table-cell office:value-type="string">
                <text:p>Вариантов «серебряного стандарта», %</text:p>
              </table:table-cell>
              <table:table-cell office:value-type="float" office:value="-36.52">
                <text:p>-36.52</text:p>
              </table:table-cell>
              <table:table-cell office:value-type="float" office:value="-16.37">
                <text:p>-16.37</text:p>
              </table:table-cell>
            </table:table-row>
            <table:table-row>
              <table:table-cell office:value-type="string">
                <text:p>Ложноположительных вариантов, %</text:p>
              </table:table-cell>
              <table:table-cell office:value-type="float" office:value="-82.95">
                <text:p>-82.95</text:p>
              </table:table-cell>
              <table:table-cell office:value-type="float" office:value="-82.86">
                <text:p>-82.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